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2000000D2C50C130A.png" manifest:media-type="image/png"/>
  <manifest:file-entry manifest:full-path="Pictures/10000000000001290000014A92D83F1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3" svg:font-family="'IPA Pゴシック', IPAPGothic" style:font-adornments="標準" style:font-pitch="variable"/>
    <style:font-face style:name="IPA P明朝1" svg:font-family="'IPA P明朝'" style:font-pitch="variable"/>
    <style:font-face style:name="IPA P明朝" svg:font-family="'IPA P明朝'" style:font-adornments="標準" style:font-pitch="variable"/>
    <style:font-face style:name="cmmi10" svg:font-family="cmmi10" style:font-pitch="variable"/>
    <style:font-face style:name="IPA Pゴシック2" svg:font-family="'IPA Pゴシック', IPAPGothic" style:font-adornments="標準" style:font-family-generic="modern" style:font-pitch="variable"/>
    <style:font-face style:name="Century Schoolbook L" svg:font-family="'Century Schoolbook L'" style:font-family-generic="roma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5cm"/>
    </style:style>
    <style:style style:name="gr2" style:family="graphic" style:parent-style-name="standard">
      <style:graphic-properties draw:stroke="none" svg:stroke-color="#000000" draw:fill="none" draw:fill-color="#ffffff" fo:min-height="1.05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name="IPA P明朝1" fo:font-size="20pt" style:font-name-asian="IPA P明朝1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style:font-name="IPA P明朝1" fo:font-size="20pt" style:font-name-asian="IPA P明朝1" style:font-size-asian="20pt" style:font-size-complex="20pt"/>
    </style:style>
    <style:style style:name="T2" style:family="text">
      <style:text-properties style:font-name="cmmi10" fo:font-size="20pt" style:font-name-asian="IPA P明朝1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frame draw:style-name="gr1" draw:text-style-name="P1" draw:layer="layout" svg:width="3.336cm" svg:height="1.035cm" svg:x="0.221cm" svg:y="0.815cm">
          <draw:text-box>
            <text:p><text:span text:style-name="T1">タウ</text:span><text:span text:style-name="T1">τ</text:span></text:p>
          </draw:text-box>
        </draw:frame>
        <draw:frame draw:style-name="gr1" draw:text-style-name="P1" draw:layer="layout" svg:width="3.336cm" svg:height="1.035cm" svg:x="0.221cm" svg:y="2.716cm">
          <draw:text-box>
            <text:p><text:span text:style-name="T1">ファイ</text:span><text:span text:style-name="T1">φ</text:span></text:p>
          </draw:text-box>
        </draw:frame>
        <draw:frame draw:style-name="gr1" draw:text-style-name="P1" draw:layer="layout" svg:width="3.336cm" svg:height="1.035cm" svg:x="0.221cm" svg:y="5.116cm">
          <draw:text-box>
            <text:p><text:span text:style-name="T1">カイ </text:span><text:span text:style-name="T1">χ</text:span></text:p>
          </draw:text-box>
        </draw:frame>
        <draw:frame draw:style-name="gr1" draw:text-style-name="P1" draw:layer="layout" svg:width="3.336cm" svg:height="1.035cm" svg:x="0.221cm" svg:y="7.416cm">
          <draw:text-box>
            <text:p><text:span text:style-name="T1">プサイ</text:span><text:span text:style-name="T1">ψ</text:span></text:p>
          </draw:text-box>
        </draw:frame>
        <draw:frame draw:style-name="gr2" draw:text-style-name="P1" draw:layer="layout" svg:width="10.833cm" svg:height="1.673cm" svg:x="10.121cm" svg:y="2.517cm">
          <draw:text-box>
            <text:p><text:span text:style-name="T1">２つの書き方がある。両者は別の</text:span><text:span text:style-name="T1"><text:line-break/></text:span><text:span text:style-name="T1">記号として区別する。</text:span></text:p>
          </draw:text-box>
        </draw:frame>
        <draw:frame draw:style-name="gr2" draw:text-style-name="P1" draw:layer="layout" svg:width="10.833cm" svg:height="1.673cm" svg:x="10.122cm" svg:y="0.518cm">
          <draw:text-box>
            <text:p><text:span text:style-name="T1">下端は右にちょっと曲げるとよい。</text:span></text:p>
            <text:p><text:span text:style-name="T1">左に曲げたら</text:span><text:span text:style-name="T1">J</text:span><text:span text:style-name="T1">になってしまう</text:span><text:span text:style-name="T1">!</text:span></text:p>
          </draw:text-box>
        </draw:frame>
        <draw:frame draw:style-name="gr2" draw:text-style-name="P1" draw:layer="layout" svg:width="9.721cm" svg:height="1.309cm" svg:x="10.122cm" svg:y="4.718cm">
          <draw:text-box>
            <text:p><text:span text:style-name="T1">英語の</text:span><text:span text:style-name="T1">x</text:span><text:span text:style-name="T1">の筆記体と似ている。</text:span></text:p>
          </draw:text-box>
        </draw:frame>
        <draw:frame draw:style-name="gr2" draw:text-style-name="P1" draw:layer="layout" svg:width="10.833cm" svg:height="1.673cm" svg:x="10.122cm" svg:y="7.318cm">
          <draw:text-box>
            <text:p><text:span text:style-name="T1">左上を左にちょっと曲げると</text:span><text:span text:style-name="T1">, </text:span><text:span text:style-name="T1"><text:line-break/></text:span><text:span text:style-name="T1">雑に書いても</text:span><text:span text:style-name="T1">φ</text:span><text:span text:style-name="T1">と区別しやすい。</text:span></text:p>
          </draw:text-box>
        </draw:frame>
        <draw:frame draw:style-name="gr1" draw:text-style-name="P1" draw:layer="layout" svg:width="4.081cm" svg:height="1.035cm" svg:x="0.221cm" svg:y="9.915cm">
          <draw:text-box>
            <text:p><text:span text:style-name="T1">オメガ</text:span><text:span text:style-name="T1">ω</text:span></text:p>
          </draw:text-box>
        </draw:frame>
        <draw:frame draw:style-name="gr2" draw:text-style-name="P1" draw:layer="layout" svg:width="10.833cm" svg:height="1.762cm" svg:x="10.123cm" svg:y="9.819cm">
          <draw:text-box>
            <text:p><text:span text:style-name="T2">w</text:span><text:span text:style-name="T1"> (W</text:span><text:span text:style-name="T1">の小文字</text:span><text:span text:style-name="T1">)</text:span><text:span text:style-name="T1">と区別するために</text:span><text:span text:style-name="T1">, </text:span><text:span text:style-name="T1">左右上端を内側に向ける。</text:span></text:p>
          </draw:text-box>
        </draw:frame>
        <draw:frame draw:style-name="gr3" draw:text-style-name="P2" draw:layer="layout" svg:width="5.737cm" svg:height="6.374cm" svg:x="3.419cm" svg:y="0.23cm">
          <draw:image xlink:href="Pictures/10000000000001290000014A92D83F15.png" xlink:type="simple" xlink:show="embed" xlink:actuate="onLoad">
            <text:p/>
          </draw:image>
        </draw:frame>
        <draw:frame draw:style-name="gr3" draw:text-style-name="P2" draw:layer="layout" svg:width="6.484cm" svg:height="4.449cm" svg:x="3.5cm" svg:y="6.817cm">
          <draw:image xlink:href="Pictures/1000000000000132000000D2C50C130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 Pゴシック3" svg:font-family="'IPA Pゴシック', IPAPGothic" style:font-adornments="標準" style:font-pitch="variable"/>
    <style:font-face style:name="IPA P明朝1" svg:font-family="'IPA P明朝'" style:font-pitch="variable"/>
    <style:font-face style:name="IPA P明朝" svg:font-family="'IPA P明朝'" style:font-adornments="標準" style:font-pitch="variable"/>
    <style:font-face style:name="cmmi10" svg:font-family="cmmi10" style:font-pitch="variable"/>
    <style:font-face style:name="IPA Pゴシック2" svg:font-family="'IPA Pゴシック', IPAPGothic" style:font-adornments="標準" style:font-family-generic="modern" style:font-pitch="variable"/>
    <style:font-face style:name="Century Schoolbook L" svg:font-family="'Century Schoolbook L'" style:font-family-generic="roma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ja" style:country-asian="JP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0.3cm" fo:margin-bottom="0.3cm" fo:margin-left="0.3cm" fo:margin-right="0.3cm" fo:page-width="20.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creation-date>2013-07-26T14:18:23</meta:creation-date>
    <meta:editing-cycles>1</meta:editing-cycles>
    <meta:editing-duration>PT00H00M00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